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fc28" officeooo:paragraph-rsid="0056fc28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fc28" officeooo:paragraph-rsid="0056fc2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87e1c" officeooo:paragraph-rsid="00587e1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9d090" officeooo:paragraph-rsid="0059d090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9d090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style:text-underline-style="none" fo:font-weight="normal" officeooo:rsid="0059d090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style:text-underline-style="none" fo:font-weight="bold" officeooo:rsid="0059d090" style:font-size-asian="12pt" style:font-weight-asian="bold" style:font-size-complex="12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45eea0" style:font-weight-asian="bold" style:font-weight-complex="bold"/>
    </style:style>
    <style:style style:name="T11" style:family="text">
      <style:text-properties officeooo:rsid="004ed4c3"/>
    </style:style>
    <style:style style:name="T12" style:family="text">
      <style:text-properties style:text-line-through-style="none" style:text-line-through-type="none" officeooo:rsid="005802bf"/>
    </style:style>
    <style:style style:name="T13" style:family="text">
      <style:text-properties style:text-line-through-style="none" style:text-line-through-type="none" officeooo:rsid="004b9969"/>
    </style:style>
    <style:style style:name="T14" style:family="text">
      <style:text-properties officeooo:rsid="0035db3e"/>
    </style:style>
    <style:style style:name="T15" style:family="text">
      <style:text-properties officeooo:rsid="00587e1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87e1c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4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5"><text:span text:style-name="T1">2</text:span><text:span text:style-name="T4">0</text:span><text:span text:style-name="T1">1</text:span><text:span text:style-name="T2"> -</text:span><text:span text:style-name="T5"> Ground -</text:span><text:span text:style-name="T2"> </text:span><text:span text:style-name="T3">Cold Start</text:span></text:p>
      <text:p text:style-name="P4"/>
      <text:p text:style-name="P1">Cold Start Checklist<text:span text:style-name="T11"> -- </text:span><text:span text:style-name="T12">Auto Start is </text:span><text:span text:style-name="T13">much slower</text:span></text:p>
      <text:list xml:id="list1903408430" text:style-name="L1">
        <text:list-item>
          <text:p text:style-name="P6"><text:span text:style-name="T10">B</text:span><text:span text:style-name="T9">TRY</text:span><text:span text:style-name="T8"> ... </text:span><text:span text:style-name="T9">ON</text:span><text:span text:style-name="T8"> (rear overhead panel)</text:span></text:p>
        </text:list-item>
        <text:list-item>
          <text:p text:style-name="P7"><text:span text:style-name="T16">APU STOP/RUN/START</text:span> knob ... <text:span text:style-name="T16">START and hold</text:span> until green light comes on, then release to RUN (front overhead panel)</text:p>
        </text:list-item>
        <text:list-item>
          <text:p text:style-name="P7"><text:span text:style-name="T16">EXT PWR</text:span> knob ... <text:span text:style-name="T16">APU</text:span> (rear overhead panel)</text:p>
        </text:list-item>
        <text:list-item>
          <text:p text:style-name="P7"><text:span text:style-name="T16">BLEED AIR</text:span>, <text:span text:style-name="T16">APU</text:span> <text:span text:style-name="T15">button</text:span>... <text:span text:style-name="T16">OPEN</text:span> (press to turn on, should stabilize at 40.0 PSI) (front overhead panel)</text:p>
        </text:list-item>
        <text:list-item>
          <text:p text:style-name="P7"><text:span text:style-name="T16">AUX PUMP</text:span> switch ... <text:span text:style-name="T16">ON</text:span> (turns on hydraulic system) (copilot, lower instrument panel)</text:p>
        </text:list-item>
        <text:list-item>
          <text:p text:style-name="P7"><text:span text:style-name="T16">ENGINE 3 START</text:span> knob ... <text:span text:style-name="T16">START and hold</text:span> until green light comes on (front overhead panel)</text:p>
        </text:list-item>
        <text:list-item>
          <text:p text:style-name="P7"><text:span text:style-name="T16">EXT PWR</text:span> knob ... <text:span text:style-name="T16">OFF</text:span> (rear overhead panel)</text:p>
        </text:list-item>
        <text:list-item>
          <text:p text:style-name="P7"><text:span text:style-name="T16">APU STOP/RUN/START</text:span> knob ... <text:span text:style-name="T17">STOP</text:span></text:p>
        </text:list-item>
        <text:list-item>
          <text:p text:style-name="P7"><text:span text:style-name="T16">ENGINE 2 START</text:span> knob ... <text:span text:style-name="T16">START and hold</text:span> until green light comes on (front overhead panel)</text:p>
        </text:list-item>
        <text:list-item>
          <text:p text:style-name="P7"><text:span text:style-name="T16">ENGINE 1 START</text:span> knob ... <text:span text:style-name="T16">START and hold</text:span> until green light comes on (front overhead panel)</text:p>
        </text:list-item>
        <text:list-item>
          <text:p text:style-name="P7"><text:span text:style-name="T16">ENGINE 4 START</text:span> knob ... <text:span text:style-name="T16">START and hold</text:span> until green light comes on (front overhead panel)</text:p>
        </text:list-item>
        <text:list-item>
          <text:p text:style-name="P7"><text:span text:style-name="T16">Doors and windows</text:span> ... <text:span text:style-name="T16">Close</text:span>:</text:p>
          <text:list>
            <text:list-item>
              <text:p text:style-name="P7"><text:span text:style-name="T16">Cockpit windows</text:span> ... <text:span text:style-name="T16">LShift-D</text:span></text:p>
            </text:list-item>
            <text:list-item>
              <text:p text:style-name="P7"><text:span text:style-name="T16">Crew entry door</text:span> ... <text:span text:style-name="T16">LCtrl-D</text:span></text:p>
            </text:list-item>
            <text:list-item>
              <text:p text:style-name="P7"><text:span text:style-name="T16">Paratroop doors</text:span> (side doors) ... <text:span text:style-name="T16">LAlt-D</text:span></text:p>
            </text:list-item>
            <text:list-item>
              <text:p text:style-name="P7"><text:span text:style-name="T16">Cargo ramp and door</text:span> ... <text:span text:style-name="T16">LCtrl-C</text:span></text:p>
            </text:list-item>
          </text:list>
        </text:list-item>
        <text:list-item>
          <text:p text:style-name="P9"><text:span text:style-name="T16">Pilot and Copilot HUD</text:span> ... <text:span text:style-name="T16">Deploy</text:span> (knob on side of HUD hinge)</text:p>
        </text:list-item>
      </text:list>
      <text:list text:style-name="L2">
        <text:list-item>
          <text:list>
            <text:list-item>
              <text:p text:style-name="P10"><text:span text:style-name="T6">Adjust shading as needed (</text:span><text:span text:style-name="T7">HUD BRT</text:span><text:span text:style-name="T6"> knob on far front left/right overhead panel)</text:span></text:p>
            </text:list-item>
          </text:list>
        </text:list-item>
      </text:list>
      <text:list xml:id="list165827634901154" text:continue-list="list1903408430" text:style-name="L1">
        <text:list-item>
          <text:p text:style-name="P8">More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11T16:58:25.485000000</dc:date>
    <meta:editing-duration>P2DT9H49M16S</meta:editing-duration>
    <meta:editing-cycles>6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7" meta:word-count="244" meta:character-count="1278" meta:non-whitespace-character-count="1080"/>
  </office:meta>
</office:document-meta>
</file>